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4.256cm"/>
    </style:style>
    <style:style style:name="co4" style:family="table-column">
      <style:table-column-properties fo:break-before="auto" style:column-width="12.017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7.297cm"/>
    </style:style>
    <style:style style:name="co7" style:family="table-column">
      <style:table-column-properties fo:break-before="auto" style:column-width="19.198cm"/>
    </style:style>
    <style:style style:name="co8" style:family="table-column">
      <style:table-column-properties fo:break-before="auto" style:column-width="4.13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ttery_analyzer_MKII_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<text:s/>Footprint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Digikey part number</text:p>
          </table:table-cell>
          <table:table-cell table:style-name="ce3" office:value-type="string" calcext:value-type="string">
            <text:p>Link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_Bat_holder</text:p>
          </table:table-cell>
          <table:table-cell office:value-type="string" calcext:value-type="string">
            <text:p>MyComponents:AA_Battery_holder_L57mm_W17mm</text:p>
          </table:table-cell>
          <table:table-cell table:style-name="ce6" office:value-type="float" office:value="2461" calcext:value-type="float">
            <text:p>2461</text:p>
          </table:table-cell>
          <table:table-cell table:style-name="ce5" office:value-type="string" calcext:value-type="string">
            <text:p>36-2461-ND </text:p>
          </table:table-cell>
          <table:table-cell office:value-type="string" calcext:value-type="string">
            <text:p><text:a xlink:href="https://www.digikey.ch/product-detail/de/keystone-electronics/2461/36-2461-ND/303810" xlink:type="simple">https://www.digikey.ch/product-detail/de/keystone-electronics/2461/36-2461-ND/303810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µF</text:p>
          </table:table-cell>
          <table:table-cell office:value-type="string" calcext:value-type="string">
            <text:p>MyComponents:C_Disc_D5.5mm_W2.7mm_P5.5mm</text:p>
          </table:table-cell>
          <table:table-cell table:style-name="ce5" office:value-type="string" calcext:value-type="string">
            <text:p>C333C105K5R5TA </text:p>
          </table:table-cell>
          <table:table-cell table:style-name="ce5" office:value-type="string" calcext:value-type="string">
            <text:p>399-13915-ND </text:p>
          </table:table-cell>
          <table:table-cell office:value-type="string" calcext:value-type="string">
            <text:p><text:a xlink:href="https://www.digikey.ch/product-detail/de/kemet/C333C105K5R5TA/399-13915-ND/6562326" xlink:type="simple">https://www.digikey.ch/product-detail/de/kemet/C333C105K5R5TA/399-13915-ND/6562326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_bat_in</text:p>
          </table:table-cell>
          <table:table-cell office:value-type="string" calcext:value-type="string">
            <text:p>Connector_PinHeader_2.54mm:PinHeader_1x02_P2.54mm_Vertical</text:p>
          </table:table-cell>
          <table:table-cell table:style-name="ce5" office:value-type="string" calcext:value-type="string">
            <text:p>PREC002SAAN-RC </text:p>
          </table:table-cell>
          <table:table-cell table:style-name="ce5" office:value-type="string" calcext:value-type="string">
            <text:p>S1012EC-02-ND </text:p>
          </table:table-cell>
          <table:table-cell office:value-type="string" calcext:value-type="string">
            <text:p><text:a xlink:href="https://www.digikey.ch/product-detail/de/sullins-connector-solutions/PREC002SAAN-RC/S1012EC-02-ND/2774852" xlink:type="simple">https://www.digikey.ch/product-detail/de/sullins-connector-solutions/PREC002SAAN-RC/S1012EC-02-ND/277485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Connector_PinSocket_2.54mm:PinSocket_1x04_P2.54mm_Vertical</text:p>
          </table:table-cell>
          <table:table-cell table:style-name="ce5" office:value-type="string" calcext:value-type="string">
            <text:p>SSW-104-01-T-S </text:p>
          </table:table-cell>
          <table:table-cell table:style-name="ce5" office:value-type="string" calcext:value-type="string">
            <text:p>SAM1213-04-ND </text:p>
          </table:table-cell>
          <table:table-cell office:value-type="string" calcext:value-type="string">
            <text:p><text:a xlink:href="https://www.digikey.ch/product-detail/de/samtec-inc/SSW-104-01-T-S/SAM1213-04-ND/1112301" xlink:type="simple">https://www.digikey.ch/product-detail/de/samtec-inc/SSW-104-01-T-S/SAM1213-04-ND/111230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nnector_PinSocket_2.54mm:PinSocket_1x06_P2.54mm_Horizontal</text:p>
          </table:table-cell>
          <table:table-cell table:style-name="ce5" office:value-type="string" calcext:value-type="string">
            <text:p>SSQ-106-02-T-S-RA </text:p>
          </table:table-cell>
          <table:table-cell table:style-name="ce5" office:value-type="string" calcext:value-type="string">
            <text:p>SAM1195-06-ND </text:p>
          </table:table-cell>
          <table:table-cell office:value-type="string" calcext:value-type="string">
            <text:p><text:a xlink:href="https://www.digikey.ch/product-detail/de/samtec-inc/SSQ-106-02-T-S-RA/SAM1195-06-ND/1111406" xlink:type="simple">https://www.digikey.ch/product-detail/de/samtec-inc/SSQ-106-02-T-S-RA/SAM1195-06-ND/1111406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91</text:p>
          </table:table-cell>
          <table:table-cell office:value-type="string" calcext:value-type="string">
            <text:p>Connector_PinSocket_2.54mm:PinSocket_1x06_P2.54mm_Vertical</text:p>
          </table:table-cell>
          <table:table-cell table:style-name="ce5" office:value-type="string" calcext:value-type="string">
            <text:p>RS1-06-G </text:p>
          </table:table-cell>
          <table:table-cell table:style-name="ce5" office:value-type="string" calcext:value-type="string">
            <text:p>2057-RS1-06-G-ND </text:p>
          </table:table-cell>
          <table:table-cell office:value-type="string" calcext:value-type="string">
            <text:p><text:a xlink:href="https://www.digikey.ch/product-detail/de/adam-tech/RS1-06-G/2057-RS1-06-G-ND/9832050" xlink:type="simple">https://www.digikey.ch/product-detail/de/adam-tech/RS1-06-G/2057-RS1-06-G-ND/9832050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nnector_PinHeader_2.54mm:PinHeader_1x08_P2.54mm_Vertical</text:p>
          </table:table-cell>
          <table:table-cell table:style-name="ce5" office:value-type="string" calcext:value-type="string">
            <text:p>PH1-08-UA </text:p>
          </table:table-cell>
          <table:table-cell table:style-name="ce5" office:value-type="string" calcext:value-type="string">
            <text:p>2057-PH1-08-UA-ND </text:p>
          </table:table-cell>
          <table:table-cell office:value-type="string" calcext:value-type="string">
            <text:p><text:a xlink:href="https://www.digikey.ch/product-detail/de/adam-tech/PH1-08-UA/2057-PH1-08-UA-ND/9830442" xlink:type="simple">https://www.digikey.ch/product-detail/de/adam-tech/PH1-08-UA/2057-PH1-08-UA-ND/983044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 P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Connector_PinHeader_2.54mm:PinHeader_1x08_P2.54mm_Vertical</text:p>
          </table:table-cell>
          <table:table-cell table:formula="of:=[.E8]" office:value-type="string" office:string-value="PH1-08-UA " calcext:value-type="string">
            <text:p>PH1-08-UA </text:p>
          </table:table-cell>
          <table:table-cell table:formula="of:=[.F8]" office:value-type="string" office:string-value="2057-PH1-08-UA-ND " calcext:value-type="string">
            <text:p>2057-PH1-08-UA-ND </text:p>
          </table:table-cell>
          <table:table-cell table:formula="of:=[.G8]" office:value-type="string" office:string-value="https://www.digikey.ch/product-detail/de/adam-tech/PH1-08-UA/2057-PH1-08-UA-ND/9830442" calcext:value-type="string">
            <text:p>https://www.digikey.ch/product-detail/de/adam-tech/PH1-08-UA/2057-PH1-08-UA-ND/9830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onnector_PinHeader_2.54mm:PinHeader_2x18_P2.54mm_Vertical</text:p>
          </table:table-cell>
          <table:table-cell table:style-name="ce5" office:value-type="string" calcext:value-type="string">
            <text:p>PREC018DAAN-RC </text:p>
          </table:table-cell>
          <table:table-cell table:style-name="ce5" office:value-type="string" calcext:value-type="string">
            <text:p>S2012EC-18-ND </text:p>
          </table:table-cell>
          <table:table-cell office:value-type="string" calcext:value-type="string">
            <text:p><text:a xlink:href="https://www.digikey.ch/product-detail/de/sullins-connector-solutions/PREC018DAAN-RC/S2012EC-18-ND/2774876" xlink:type="simple">https://www.digikey.ch/product-detail/de/sullins-connector-solutions/PREC018DAAN-RC/S2012EC-18-ND/2774876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Connector_PinHeader_2.54mm:PinHeader_1x10_P2.54mm_Vertical</text:p>
          </table:table-cell>
          <table:table-cell table:style-name="ce5" office:value-type="string" calcext:value-type="string">
            <text:p>PH1-10-UA </text:p>
          </table:table-cell>
          <table:table-cell table:style-name="ce5" office:value-type="string" calcext:value-type="string">
            <text:p>2057-PH1-10-UA-ND </text:p>
          </table:table-cell>
          <table:table-cell office:value-type="string" calcext:value-type="string">
            <text:p><text:a xlink:href="https://www.digikey.ch/product-detail/de/adam-tech/PH1-10-UA/2057-PH1-10-UA-ND/9830653" xlink:type="simple">https://www.digikey.ch/product-detail/de/adam-tech/PH1-10-UA/2057-PH1-10-UA-ND/9830653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Connector_PinHeader_2.54mm:PinHeader_1x08_P2.54mm_Vertical</text:p>
          </table:table-cell>
          <table:table-cell table:formula="of:=[.E8]" office:value-type="string" office:string-value="PH1-08-UA " calcext:value-type="string">
            <text:p>PH1-08-UA </text:p>
          </table:table-cell>
          <table:table-cell table:formula="of:=[.F8]" office:value-type="string" office:string-value="2057-PH1-08-UA-ND " calcext:value-type="string">
            <text:p>2057-PH1-08-UA-ND </text:p>
          </table:table-cell>
          <table:table-cell table:formula="of:=[.G8]" office:value-type="string" office:string-value="https://www.digikey.ch/product-detail/de/adam-tech/PH1-08-UA/2057-PH1-08-UA-ND/9830442" calcext:value-type="string">
            <text:p>https://www.digikey.ch/product-detail/de/adam-tech/PH1-08-UA/2057-PH1-08-UA-ND/9830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nnector_PinHeader_2.54mm:PinHeader_1x08_P2.54mm_Vertical</text:p>
          </table:table-cell>
          <table:table-cell table:formula="of:=[.E8]" office:value-type="string" office:string-value="PH1-08-UA " calcext:value-type="string">
            <text:p>PH1-08-UA </text:p>
          </table:table-cell>
          <table:table-cell table:formula="of:=[.F8]" office:value-type="string" office:string-value="2057-PH1-08-UA-ND " calcext:value-type="string">
            <text:p>2057-PH1-08-UA-ND </text:p>
          </table:table-cell>
          <table:table-cell table:formula="of:=[.G8]" office:value-type="string" office:string-value="https://www.digikey.ch/product-detail/de/adam-tech/PH1-08-UA/2057-PH1-08-UA-ND/9830442" calcext:value-type="string">
            <text:p>https://www.digikey.ch/product-detail/de/adam-tech/PH1-08-UA/2057-PH1-08-UA-ND/9830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LZ44N</text:p>
          </table:table-cell>
          <table:table-cell office:value-type="string" calcext:value-type="string">
            <text:p>Package_TO_SOT_THT:TO-220-3_Vertical</text:p>
          </table:table-cell>
          <table:table-cell table:style-name="ce5" office:value-type="string" calcext:value-type="string">
            <text:p>IRLZ44NPBF </text:p>
          </table:table-cell>
          <table:table-cell table:style-name="ce5" office:value-type="string" calcext:value-type="string">
            <text:p>IRLZ44NPBF-ND </text:p>
          </table:table-cell>
          <table:table-cell office:value-type="string" calcext:value-type="string">
            <text:p><text:a xlink:href="https://www.digikey.ch/product-detail/de/infineon-technologies/IRLZ44NPBF/IRLZ44NPBF-ND/811808" xlink:type="simple">https://www.digikey.ch/product-detail/de/infineon-technologies/IRLZ44NPBF/IRLZ44NPBF-ND/811808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 R2 R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style-name="ce5" office:value-type="string" calcext:value-type="string">
            <text:p>MFR-25FBF52-10K </text:p>
          </table:table-cell>
          <table:table-cell table:style-name="ce5" office:value-type="string" calcext:value-type="string">
            <text:p>10.0KXBK-ND </text:p>
          </table:table-cell>
          <table:table-cell office:value-type="string" calcext:value-type="string">
            <text:p><text:a xlink:href="https://www.digikey.ch/product-detail/de/yageo/MFR-25FBF52-10K/10-0KXBK-ND/13219" xlink:type="simple">https://www.digikey.ch/product-detail/de/yageo/MFR-25FBF52-10K/10-0KXBK-ND/13219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R 2W</text:p>
          </table:table-cell>
          <table:table-cell office:value-type="string" calcext:value-type="string">
            <text:p>Resistor_THT:R_Axial_DIN0411_L9.9mm_D3.6mm_P15.24mm_Horizontal</text:p>
          </table:table-cell>
          <table:table-cell table:style-name="ce5" office:value-type="string" calcext:value-type="string">
            <text:p>RSMF2JT1R00 </text:p>
          </table:table-cell>
          <table:table-cell table:style-name="ce5" office:value-type="string" calcext:value-type="string">
            <text:p>RSMF2JT1R00CT-ND </text:p>
          </table:table-cell>
          <table:table-cell office:value-type="string" calcext:value-type="string">
            <text:p><text:a xlink:href="https://www.digikey.ch/product-detail/de/stackpole-electronics-inc/RSMF2JT1R00/RSMF2JT1R00CT-ND/2021849" xlink:type="simple">https://www.digikey.ch/product-detail/de/stackpole-electronics-inc/RSMF2JT1R00/RSMF2JT1R00CT-ND/2021849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Button</text:p>
          </table:table-cell>
          <table:table-cell office:value-type="string" calcext:value-type="string">
            <text:p>Button_Switch_THT:SW_PUSH_6mm_H5mm</text:p>
          </table:table-cell>
          <table:table-cell table:style-name="ce5" office:value-type="string" calcext:value-type="string">
            <text:p>1825910-6 </text:p>
          </table:table-cell>
          <table:table-cell table:style-name="ce5" office:value-type="string" calcext:value-type="string">
            <text:p>450-1650-ND </text:p>
          </table:table-cell>
          <table:table-cell office:value-type="string" calcext:value-type="string">
            <text:p><text:a xlink:href="https://www.digikey.ch/product-detail/de/te-connectivity-alcoswitch-switches/1825910-6/450-1650-ND/1632536" xlink:type="simple">https://www.digikey.ch/product-detail/de/te-connectivity-alcoswitch-switches/1825910-6/450-1650-ND/1632536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Button</text:p>
          </table:table-cell>
          <table:table-cell office:value-type="string" calcext:value-type="string">
            <text:p>Button_Switch_THT:SW_PUSH_6mm_H5mm</text:p>
          </table:table-cell>
          <table:table-cell table:formula="of:=[.E17]" office:value-type="string" office:string-value="1825910-6 " calcext:value-type="string">
            <text:p>1825910-6 </text:p>
          </table:table-cell>
          <table:table-cell table:formula="of:=[.F17]" office:value-type="string" office:string-value="450-1650-ND " calcext:value-type="string">
            <text:p>450-1650-ND </text:p>
          </table:table-cell>
          <table:table-cell table:formula="of:=[.G17]" office:value-type="string" office:string-value="https://www.digikey.ch/product-detail/de/te-connectivity-alcoswitch-switches/1825910-6/450-1650-ND/1632536" calcext:value-type="string">
            <text:p>https://www.digikey.ch/product-detail/de/te-connectivity-alcoswitch-switches/1825910-6/450-1650-ND/16325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Button</text:p>
          </table:table-cell>
          <table:table-cell office:value-type="string" calcext:value-type="string">
            <text:p>Button_Switch_THT:SW_PUSH_6mm_H5mm</text:p>
          </table:table-cell>
          <table:table-cell table:formula="of:=[.E17]" office:value-type="string" office:string-value="1825910-6 " calcext:value-type="string">
            <text:p>1825910-6 </text:p>
          </table:table-cell>
          <table:table-cell table:formula="of:=[.F17]" office:value-type="string" office:string-value="450-1650-ND " calcext:value-type="string">
            <text:p>450-1650-ND </text:p>
          </table:table-cell>
          <table:table-cell table:formula="of:=[.G17]" office:value-type="string" office:string-value="https://www.digikey.ch/product-detail/de/te-connectivity-alcoswitch-switches/1825910-6/450-1650-ND/1632536" calcext:value-type="string">
            <text:p>https://www.digikey.ch/product-detail/de/te-connectivity-alcoswitch-switches/1825910-6/450-1650-ND/16325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Button</text:p>
          </table:table-cell>
          <table:table-cell office:value-type="string" calcext:value-type="string">
            <text:p>Button_Switch_THT:SW_PUSH_6mm_H5mm</text:p>
          </table:table-cell>
          <table:table-cell table:formula="of:=[.E17]" office:value-type="string" office:string-value="1825910-6 " calcext:value-type="string">
            <text:p>1825910-6 </text:p>
          </table:table-cell>
          <table:table-cell table:formula="of:=[.F17]" office:value-type="string" office:string-value="450-1650-ND " calcext:value-type="string">
            <text:p>450-1650-ND </text:p>
          </table:table-cell>
          <table:table-cell table:formula="of:=[.G17]" office:value-type="string" office:string-value="https://www.digikey.ch/product-detail/de/te-connectivity-alcoswitch-switches/1825910-6/450-1650-ND/1632536" calcext:value-type="string">
            <text:p>https://www.digikey.ch/product-detail/de/te-connectivity-alcoswitch-switches/1825910-6/450-1650-ND/16325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725A0T-E_CH</text:p>
          </table:table-cell>
          <table:table-cell office:value-type="string" calcext:value-type="string">
            <text:p>Package_TO_SOT_SMD:SOT-23-6_Handsoldering</text:p>
          </table:table-cell>
          <table:table-cell table:style-name="ce5" office:value-type="string" calcext:value-type="string">
            <text:p>MCP4725A0T-E/CH </text:p>
          </table:table-cell>
          <table:table-cell table:style-name="ce5" office:value-type="string" calcext:value-type="string">
            <text:p>MCP4725A0T-E/CHCT-ND </text:p>
          </table:table-cell>
          <table:table-cell office:value-type="string" calcext:value-type="string">
            <text:p><text:a xlink:href="https://www.digikey.ch/product-detail/de/microchip-technology/MCP4725A0T-E-CH/MCP4725A0T-E-CHCT-ND/1817328" xlink:type="simple">https://www.digikey.ch/product-detail/de/microchip-technology/MCP4725A0T-E-CH/MCP4725A0T-E-CHCT-ND/1817328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2372</text:p>
          </table:table-cell>
          <table:table-cell office:value-type="string" calcext:value-type="string">
            <text:p>Package_DIP:DIP-8_W7.62mm_Socket</text:p>
          </table:table-cell>
          <table:table-cell table:style-name="ce5" office:value-type="string" calcext:value-type="string">
            <text:p>TLV2372IP </text:p>
          </table:table-cell>
          <table:table-cell table:style-name="ce5" office:value-type="string" calcext:value-type="string">
            <text:p>296-12219-5-ND </text:p>
          </table:table-cell>
          <table:table-cell office:value-type="string" calcext:value-type="string">
            <text:p><text:a xlink:href="https://www.digikey.ch/products/de/integrated-circuits-ics/linear-amplifiers-instrumentation-op-amps-buffer-amps/687?k=TLV2372&amp;k=&amp;pkeyword=TLV2372&amp;sv=0&amp;pv69=411897&amp;sf=0&amp;quantity=&amp;ColumnSort=0&amp;page=1&amp;stock=1&amp;pageSize=25" xlink:type="simple">https://www.digikey.ch/products/de/integrated-circuits-ics/linear-amplifiers-instrumentation-op-amps-buffer-amps/687?k=TLV2372&amp;k=&amp;pkeyword=TLV2372&amp;sv=0&amp;pv69=411897&amp;sf=0&amp;quantity=&amp;ColumnSort=0&amp;page=1&amp;stock=1&amp;pageSize=2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pin IC socket (optional)</text:p>
          </table:table-cell>
          <table:table-cell office:value-type="string" calcext:value-type="string">
            <text:p>Package_DIP:DIP-8_W7.62mm_Socket</text:p>
          </table:table-cell>
          <table:table-cell table:style-name="ce5" office:value-type="string" calcext:value-type="string">
            <text:p>ICS-308-T </text:p>
          </table:table-cell>
          <table:table-cell table:style-name="ce5" office:value-type="string" calcext:value-type="string">
            <text:p>2057-ICS-308-T-ND </text:p>
          </table:table-cell>
          <table:table-cell office:value-type="string" calcext:value-type="string">
            <text:p><text:a xlink:href="https://www.digikey.ch/product-detail/de/adam-tech/ICS-308-T/2057-ICS-308-T-ND/9829299" xlink:type="simple">https://www.digikey.ch/product-detail/de/adam-tech/ICS-308-T/2057-ICS-308-T-ND/9829299</text:a>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96inch OLED screen</text:p>
          </table:table-cell>
          <table:table-cell table:number-columns-repeated="3"/>
          <table:table-cell office:value-type="string" calcext:value-type="string">
            <text:p><text:a xlink:href="https://www.aliexpress.com/item/32643950109.html" xlink:type="simple">https://www.aliexpress.com/item/32643950109.html</text:a>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A291 module</text:p>
          </table:table-cell>
          <table:table-cell/>
          <table:table-cell table:style-name="ce6" office:value-type="float" office:value="904" calcext:value-type="float">
            <text:p>904</text:p>
          </table:table-cell>
          <table:table-cell table:style-name="ce5" office:value-type="string" calcext:value-type="string">
            <text:p>1528-1168-ND </text:p>
          </table:table-cell>
          <table:table-cell office:value-type="string" calcext:value-type="string">
            <text:p><text:a xlink:href="https://www.digikey.ch/product-detail/de/adafruit-industries-llc/904/1528-1168-ND/5353628" xlink:type="simple">https://www.digikey.ch/product-detail/de/adafruit-industries-llc/904/1528-1168-ND/5353628</text:a>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croSD card adapter</text:p>
          </table:table-cell>
          <table:table-cell table:number-columns-repeated="3"/>
          <table:table-cell office:value-type="string" calcext:value-type="string">
            <text:p><text:a xlink:href="https://www.aliexpress.com/item/4000002592780.html" xlink:type="simple">https://www.aliexpress.com/item/4000002592780.html</text:a>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icro SD card</text:p>
          </table:table-cell>
          <table:table-cell table:number-columns-repeated="3"/>
          <table:table-cell office:value-type="string" calcext:value-type="string">
            <text:p><text:a xlink:href="https://www.amazon.com/-/de/dp/B073K14CVB?psc=1" xlink:type="simple">https://www.amazon.com/-/de/dp/B073K14CVB?psc=1</text:a>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duino Mega 2560</text:p>
          </table:table-cell>
          <table:table-cell/>
          <table:table-cell table:style-name="ce5" office:value-type="string" calcext:value-type="string">
            <text:p>A000067 </text:p>
          </table:table-cell>
          <table:table-cell table:style-name="ce5" office:value-type="string" calcext:value-type="string">
            <text:p>1050-1018-ND </text:p>
          </table:table-cell>
          <table:table-cell office:value-type="string" calcext:value-type="string">
            <text:p><text:a xlink:href="https://www.digikey.ch/product-detail/de/arduino/A000067/1050-1018-ND/2639006" xlink:type="simple">https://www.digikey.ch/product-detail/de/arduino/A000067/1050-1018-ND/2639006</text:a>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O-220 Heatsink</text:p>
          </table:table-cell>
          <table:table-cell/>
          <table:table-cell table:style-name="ce5" office:value-type="string" calcext:value-type="string">
            <text:p>274-1AB </text:p>
          </table:table-cell>
          <table:table-cell table:style-name="ce5" office:value-type="string" calcext:value-type="string">
            <text:p>345-1023-ND </text:p>
          </table:table-cell>
          <table:table-cell office:value-type="string" calcext:value-type="string">
            <text:p><text:a xlink:href="https://www.digikey.ch/product-detail/de/wakefield-vette/274-1AB/345-1023-ND/340321" xlink:type="simple">https://www.digikey.ch/product-detail/de/wakefield-vette/274-1AB/345-1023-ND/340321</text:a>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0T17:28:40.732000000</dc:date>
    <meta:editing-duration>PT1H46M51S</meta:editing-duration>
    <meta:editing-cycles>13</meta:editing-cycles>
    <meta:generator>LibreOffice/7.1.0.3$Windows_X86_64 LibreOffice_project/f6099ecf3d29644b5008cc8f48f42f4a40986e4c</meta:generator>
    <meta:document-statistic meta:table-count="1" meta:cell-count="185" meta:object-count="0"/>
  </office:meta>
</office:document-meta>
</file>